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522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fo:color="#ffffff" style:font-name="Segoe UI" fo:font-size="32pt" fo:text-shadow="1pt 1pt" style:font-size-asian="32pt" style:font-size-complex="32pt"/>
    </style:style>
    <style:style style:name="P5" style:family="paragraph">
      <loext:graphic-properties draw:fill-color="#ffffff"/>
    </style:style>
    <style:style style:name="P6" style:family="paragraph">
      <loext:graphic-properties draw:fill="none" draw:fill-color="#ffffff"/>
      <style:text-properties fo:color="#ffffff" style:font-name="Segoe UI" fo:font-size="26pt" fo:text-shadow="1pt 1pt" style:font-size-asian="26pt" style:font-size-complex="26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font-name="Segoe UI" fo:font-size="26pt" fo:text-shadow="1pt 1pt" style:font-size-asian="26pt" style:font-size-complex="26pt"/>
    </style:style>
    <style:style style:name="T4" style:family="text">
      <style:text-properties fo:color="#ffffff" style:font-name="Segoe UI" fo:font-size="16pt" fo:font-style="italic" fo:text-shadow="1pt 1pt" style:font-size-asian="16pt" style:font-style-asian="italic" style:font-size-complex="16pt" style:font-style-complex="italic"/>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fo:color="#ffffff" style:font-name="Segoe UI" fo:font-size="31pt" fo:text-shadow="1pt 1pt" style:font-size-asian="31pt" style:font-size-complex="31pt"/>
    </style:style>
    <style:style style:name="T8" style:family="text">
      <style:text-properties fo:color="#ffffff" style:font-name="Segoe UI" fo:font-size="30pt" fo:text-shadow="1pt 1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254cm">
          <draw:text-box>
            <text:p text:style-name="P1"><text:span text:style-name="T1">Holy Gospel Reading</text:span></text:p>
            <text:p text:style-name="P1"><text:span text:style-name="T2">Luke 4:16-30</text:span><text:span text:style-name="T3"> </text:span><text:span text:style-name="T4">ESV</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4cm" svg:height="10.772cm" svg:x="1.524cm" svg:y="0.254cm">
          <draw:text-box>
            <text:p><text:span text:style-name="T5">16</text:span><text:span text:style-name="T6">And he came to Nazareth, where he had been brought up. And as was his custom, he went to the synagogue on the Sabbath day, and he stood up to read. </text:span><text:span text:style-name="T5">17</text:span><text:span text:style-name="T6"> And the scroll of the prophet Isaiah was given to him. He unrolled the scroll and found the place where </text:span></text:p>
            <text:p><text:span text:style-name="T6">it was written, <text:s/></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5.654cm" svg:height="7.766cm" svg:x="1.27cm" svg:y="0.254cm">
          <draw:text-box>
            <text:p><text:span text:style-name="T5">18</text:span><text:span text:style-name="T6">“The Spirit of the Lord is upon me, because he has anointed me to proclaim good news to the poor. He has sent me to proclaim liberty to the captives and recovering of sight to the blind, to set at liberty those who are oppressed, <text:s/></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4" draw:layer="layout" svg:width="25.654cm" svg:height="6.35cm" svg:x="1.27cm" svg:y="0.254cm">
          <draw:text-box>
            <text:p><text:span text:style-name="T5">19</text:span><text:span text:style-name="T6">to proclaim the year of the Lord's favor.” </text:span><text:span text:style-name="T5">20</text:span><text:span text:style-name="T6">And he rolled up the scroll and gave it back to the attendant and sat down. And the eyes of all in the synagogue were fixed on him. <text:s text:c="2"/></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6" draw:layer="layout" svg:width="25.146cm" svg:height="7.766cm" svg:x="1.524cm" svg:y="0.254cm">
          <draw:text-box>
            <text:p><text:span text:style-name="T5">21</text:span><text:span text:style-name="T6">And he began to say to them, “Today this Scripture has been fulfilled in your hearing.” </text:span><text:span text:style-name="T5">22</text:span><text:span text:style-name="T6">And all spoke well of him and marveled at the gracious words that were coming from his mouth. And they said, “Is not this Joseph's son?” </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6" draw:layer="layout" svg:width="25.146cm" svg:height="9.269cm" svg:x="1.524cm" svg:y="0.254cm">
          <draw:text-box>
            <text:p><text:span text:style-name="T5">23</text:span><text:span text:style-name="T6">And he said to them, “Doubtless you will quote to me this proverb, ‘Physician, heal yourself.’ What we have heard you did at Capernaum, do here in your hometown as well.” </text:span><text:span text:style-name="T5">24</text:span><text:span text:style-name="T6">And he said, “Truly, I say to you, no prophet is acceptable in his hometown. <text:s/></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6" draw:layer="layout" svg:width="25.146cm" svg:height="9.269cm" svg:x="1.524cm" svg:y="0.254cm">
          <draw:text-box>
            <text:p><text:span text:style-name="T5">24</text:span><text:span text:style-name="T6">And he said, “Truly, I say to you, no prophet is acceptable in his hometown. </text:span><text:span text:style-name="T5">25</text:span><text:span text:style-name="T6">But in truth, I tell you, there were many widows in Israel in the days of Elijah, when the heavens were shut up three years and six months, and a great famine came over all the land, </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6" draw:layer="layout" svg:width="25.146cm" svg:height="9.269cm" svg:x="1.524cm" svg:y="0.254cm">
          <draw:text-box>
            <text:p><text:span text:style-name="T5">26</text:span><text:span text:style-name="T6">and Elijah was sent to none of them but only to Zarephath, in the land of Sidon, to a woman who was a widow. </text:span><text:span text:style-name="T5">27</text:span><text:span text:style-name="T6">And there were many lepers in Israel in the time of the prophet Elisha, and none of them was cleansed, but only Naaman the Syrian.” </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6" draw:layer="layout" svg:width="25.908cm" svg:height="10.772cm" svg:x="1.27cm" svg:y="0.254cm">
          <draw:text-box>
            <text:p><text:span text:style-name="T5">28</text:span><text:span text:style-name="T7">When they heard these things,</text:span><text:span text:style-name="T6"> </text:span><text:span text:style-name="T8">all in the</text:span><text:span text:style-name="T6"> </text:span><text:span text:style-name="T8">synagogue</text:span><text:span text:style-name="T6"> were filled with wrath. </text:span><text:span text:style-name="T5">29</text:span><text:span text:style-name="T6">And they rose up and drove him out of the town and brought him to the brow of the hill on which their town was built, so that they could throw him down the cliff. </text:span><text:span text:style-name="T5">30</text:span><text:span text:style-name="T6">But passing through their </text:span></text:p>
            <text:p><text:span text:style-name="T6"><text:s text:c="4"/></text:span><text:span text:style-name="T6">midst, he went away.</text:span><text:span text:style-name="T3"> <text:s text:c="2"/></text:span><text:span text:style-name="T6"><text:s/></text:span></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9T15:41:57.984000000</meta:creation-date>
    <dc:date>2016-01-20T18:09:23.173000000</dc:date>
    <meta:editing-duration>PT24M24S</meta:editing-duration>
    <meta:editing-cycles>6</meta:editing-cycles>
    <meta:generator>LibreOffice/5.0.4.2$Windows_x86 LibreOffice_project/2b9802c1994aa0b7dc6079e128979269cf95bc78</meta:generator>
    <meta:document-statistic meta:object-count="48"/>
  </office:meta>
</office:document-meta>
</file>